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a05" officeooo:paragraph-rsid="00008a05"/>
    </style:style>
    <style:style style:name="T1" style:family="text">
      <style:text-properties officeooo:rsid="0000b031"/>
    </style:style>
    <style:style style:name="T2" style:family="text">
      <style:text-properties officeooo:rsid="00029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o begin load up scratch and open “Space survivor.sb3”. </text:span>Survive as long as you can against the endless onslaught of falling asteroids <text:span text:style-name="T1">while you s</text:span>hoot down asteroids to score a point. Use the arrow keys to fly left, right, up and down, click the space-bar to shoot bullets from your spaceship. <text:span text:style-name="T1">You have one life and 5 bullets. If you use up a bullet it will take a second to recover it but if you lose the life then its all over, good luck capta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1T04:33:11.528000000</meta:creation-date>
    <dc:date>2023-02-01T04:46:54.635000000</dc:date>
    <meta:editing-duration>PT8M4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" meta:word-count="85" meta:character-count="447" meta:non-whitespace-character-count="363"/>
  </office:meta>
</office:document-meta>
</file>